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B0000006B08DC9323EBD397D3.png" manifest:media-type="image/png"/>
  <manifest:file-entry manifest:full-path="Pictures/10000F7900000B0F00000B0F80EB8F50333DD8F6.svg" manifest:media-type="image/svg+xml"/>
  <manifest:file-entry manifest:full-path="Pictures/10000201000002EE000000E74BEB6A156D1ACF50.png" manifest:media-type="image/png"/>
  <manifest:file-entry manifest:full-path="Pictures/1000105400004D7B000017E949D0B3348B24F2F2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Noto Sans Regular4" svg:font-family="'Noto Sans Regular'" style:font-family-generic="swiss"/>
    <style:font-face style:name="Noto Sans Regular3" svg:font-family="'Noto Sans Regular'" style:font-adornments="Standard" style:font-family-generic="swiss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Mono" svg:font-family="'Noto Sans Mono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dedce6" draw:textarea-horizontal-align="justify" draw:textarea-vertical-align="middle" draw:auto-grow-height="false" fo:min-height="6.002cm" fo:min-width="4.018cm"/>
    </style:style>
    <style:style style:name="gr3" style:family="graphic" style:parent-style-name="standard">
      <style:graphic-properties draw:stroke="none" svg:stroke-color="#000000" draw:fill="none" draw:fill-color="#ffffff" fo:min-height="1.0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8cm" fo:min-width="2.8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8cm" fo:min-width="3.19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cm" fo:min-width="2.0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8cm" fo:min-width="0cm"/>
    </style:style>
    <style:style style:name="gr9" style:family="graphic" style:parent-style-name="standard">
      <style:graphic-properties draw:fill="solid" draw:fill-color="#dee6ef" draw:textarea-horizontal-align="justify" draw:textarea-vertical-align="middle" draw:auto-grow-height="false" fo:min-height="3.212cm" fo:min-width="3.56cm"/>
    </style:style>
    <style:style style:name="gr10" style:family="graphic" style:parent-style-name="standard">
      <style:graphic-properties draw:fill="solid" draw:fill-color="#dee7e5" draw:textarea-horizontal-align="justify" draw:textarea-vertical-align="middle" draw:auto-grow-height="false" fo:min-height="0.802cm" fo:min-width="3.251cm"/>
    </style:style>
    <style:style style:name="gr11" style:family="graphic" style:parent-style-name="objectwithoutfill">
      <style:graphic-properties svg:stroke-color="#000000" draw:marker-end="Rounded_20_short_20_Arrow" draw:marker-end-width="0.3cm" draw:fill="none" draw:textarea-vertical-align="middle"/>
    </style:style>
    <style:style style:name="gr12" style:family="graphic" style:parent-style-name="standard">
      <style:graphic-properties draw:fill="solid" draw:fill-color="#dde8cb" draw:textarea-horizontal-align="justify" draw:textarea-vertical-align="middle" draw:auto-grow-height="false" fo:min-height="6.002cm" fo:min-width="4.017cm"/>
    </style:style>
    <style:style style:name="gr13" style:family="graphic" style:parent-style-name="standard">
      <style:graphic-properties draw:fill="solid" draw:fill-color="#ebeecb" draw:textarea-horizontal-align="justify" draw:textarea-vertical-align="middle" draw:auto-grow-height="false" fo:min-height="3.212cm" fo:min-width="3.561cm"/>
    </style:style>
    <style:style style:name="gr14" style:family="graphic" style:parent-style-name="standard">
      <style:graphic-properties draw:fill="solid" draw:fill-color="#f5ecc6" draw:textarea-horizontal-align="justify" draw:textarea-vertical-align="middle" draw:auto-grow-height="false" fo:min-height="0.802cm" fo:min-width="3.251cm"/>
    </style:style>
    <style:style style:name="gr15" style:family="graphic" style:parent-style-name="objectwithoutfill">
      <style:graphic-properties draw:stroke="dash" draw:stroke-dash="Fine_20_Dashed"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fill="solid" draw:fill-color="#dee7e5" draw:textarea-horizontal-align="justify" draw:textarea-vertical-align="middle" draw:auto-grow-height="false" fo:min-height="2.697cm" fo:min-width="8.254cm"/>
    </style:style>
    <style:style style:name="gr17" style:family="graphic" style:parent-style-name="standard">
      <style:graphic-properties draw:fill="solid" draw:fill-color="#dedce6" draw:textarea-horizontal-align="justify" draw:textarea-vertical-align="middle" draw:auto-grow-height="false" fo:min-height="2.697cm" fo:min-width="8.25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3cm" fo:min-width="5.2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2cm" fo:min-width="3.13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8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8cm" fo:min-width="9.29cm"/>
    </style:style>
    <style:style style:name="gr22" style:family="graphic" style:parent-style-name="standard">
      <style:graphic-properties draw:fill="solid" draw:fill-color="#dee6ef" draw:textarea-horizontal-align="justify" draw:textarea-vertical-align="middle" draw:auto-grow-height="false" fo:min-height="2.697cm" fo:min-width="8.25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6cm" fo:min-width="0cm"/>
    </style:style>
    <style:style style:name="pr1" style:family="presentation" style:parent-style-name="Impress-title">
      <style:graphic-properties draw:auto-grow-height="true" fo:min-height="4.235cm"/>
    </style:style>
    <style:style style:name="pr2" style:family="presentation" style:parent-style-name="Impress-subtitle">
      <style:graphic-properties draw:fill-color="#ffffff" draw:auto-grow-height="true" fo:min-height="1.3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2.965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draw:auto-grow-height="true" fo:min-height="3.165cm"/>
    </style:style>
    <style:style style:name="pr8" style:family="presentation" style:parent-style-name="Standard-title">
      <style:graphic-properties draw:auto-grow-height="true" fo:min-height="3.2cm"/>
    </style:style>
    <style:style style:name="pr9" style:family="presentation" style:parent-style-name="Standard-outline1">
      <style:graphic-properties fo:min-height="11.93cm"/>
    </style:style>
    <style:style style:name="pr10" style:family="presentation" style:parent-style-name="Standard-notes">
      <style:graphic-properties draw:fill-color="#ffffff" draw:auto-grow-height="true" fo:min-height="13.364cm"/>
    </style:style>
    <style:style style:name="pr11" style:family="presentation" style:parent-style-name="Impress1-notes">
      <style:graphic-properties draw:fill-color="#ffffff" fo:min-height="13.364cm"/>
    </style:style>
    <style:style style:name="pr12" style:family="presentation" style:parent-style-name="Standard-title">
      <style:graphic-properties draw:auto-grow-height="true" fo:min-height="3.465cm"/>
    </style:style>
    <style:style style:name="pr13" style:family="presentation" style:parent-style-name="Impress1-outline1">
      <style:graphic-properties fo:min-height="10.843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.25cm"/>
    </style:style>
    <style:style style:name="P9" style:family="paragraph">
      <loext:graphic-properties draw:fill="solid" draw:fill-color="#dedce6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style:font-name="DejaVu Sans Mono"/>
    </style:style>
    <style:style style:name="P13" style:family="paragraph">
      <loext:graphic-properties draw:fill="none" draw:fill-color="#ffffff"/>
      <style:paragraph-properties fo:text-align="end"/>
    </style:style>
    <style:style style:name="P14" style:family="paragraph">
      <loext:graphic-properties draw:fill="solid" draw:fill-color="#dee6ef"/>
      <style:paragraph-properties fo:text-align="center"/>
    </style:style>
    <style:style style:name="P15" style:family="paragraph">
      <loext:graphic-properties draw:fill="solid" draw:fill-color="#dee7e5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dde8cb"/>
      <style:paragraph-properties fo:text-align="center"/>
    </style:style>
    <style:style style:name="P18" style:family="paragraph">
      <loext:graphic-properties draw:fill="solid" draw:fill-color="#ebeecb"/>
      <style:paragraph-properties fo:text-align="center"/>
    </style:style>
    <style:style style:name="P19" style:family="paragraph">
      <loext:graphic-properties draw:fill="solid" draw:fill-color="#f5ecc6"/>
      <style:paragraph-properties fo:text-align="center"/>
    </style:style>
    <style:style style:name="P20" style:family="paragraph">
      <style:paragraph-properties fo:margin-left="0cm" fo:margin-right="0cm" fo:margin-top="0cm" fo:margin-bottom="0.498cm" fo:text-indent="0cm"/>
    </style:style>
    <style:style style:name="P21" style:family="paragraph">
      <style:paragraph-properties fo:line-height="90%"/>
    </style:style>
    <style:style style:name="P22" style:family="paragraph">
      <style:paragraph-properties fo:margin-left="0cm" fo:margin-right="0cm" fo:margin-top="0cm" fo:margin-bottom="0.498cm" fo:line-height="90%" fo:text-indent="0cm"/>
    </style:style>
    <style:style style:name="P23" style:family="paragraph">
      <style:paragraph-properties fo:line-height="80%"/>
      <style:text-properties fo:font-size="26pt" style:font-size-asian="26pt" style:font-size-complex="26pt"/>
    </style:style>
    <style:style style:name="P24" style:family="paragraph">
      <style:text-properties fo:font-size="36pt" fo:letter-spacing="-0.018cm" style:font-size-asian="36pt" style:font-size-complex="36pt" style:text-scale="95%"/>
    </style:style>
    <style:style style:name="P25" style:family="paragraph">
      <style:paragraph-properties fo:margin-top="0cm" fo:margin-bottom="0.499cm"/>
    </style:style>
    <style:style style:name="P26" style:family="paragraph">
      <style:text-properties fo:font-size="72pt" style:font-size-asian="72pt" style:font-size-complex="72pt"/>
    </style:style>
    <style:style style:name="P27" style:family="paragraph">
      <style:text-properties fo:font-size="24pt" style:font-size-asian="24pt" style:font-size-complex="24pt"/>
    </style:style>
    <style:style style:name="P28" style:family="paragraph">
      <style:paragraph-properties fo:margin-left="0cm" fo:margin-right="0cm" fo:margin-top="0cm" fo:margin-bottom="0.254cm" fo:line-height="50%" fo:text-indent="0cm"/>
    </style:style>
    <style:style style:name="P29" style:family="paragraph">
      <style:paragraph-properties fo:margin-top="0cm" fo:margin-bottom="0.254cm" fo:line-height="50%"/>
    </style:style>
    <style:style style:name="P30" style:family="paragraph">
      <style:paragraph-properties fo:margin-top="0cm" fo:margin-bottom="0.254cm" fo:line-height="100%"/>
    </style:style>
    <style:style style:name="P31" style:family="paragraph">
      <style:paragraph-properties fo:margin-top="0cm" fo:margin-bottom="0.254cm" fo:line-height="50%"/>
      <style:text-properties style:font-name="DejaVu Sans Mono" fo:font-size="14pt" style:font-size-asian="14pt" style:font-size-complex="14pt"/>
    </style:style>
    <style:style style:name="P32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DejaVu Sans Mono" fo:font-size="26pt" style:font-size-asian="26pt" style:font-size-complex="2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DejaVu Sans Mono"/>
    </style:style>
    <style:style style:name="T8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9" style:family="text">
      <style:text-properties fo:color="#333333" style:text-outline="false" style:text-line-through-style="none" style:text-line-through-type="none" style:font-name="Noto Sans Regular2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10" style:family="text">
      <style:text-properties fo:font-size="36pt" fo:letter-spacing="-0.018cm" style:font-size-asian="36pt" style:font-size-complex="36pt" style:text-scale="95%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28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Noto Sans Mono" fo:font-size="28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Noto Sans Regular4" fo:font-size="28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Noto Sans Mono"/>
    </style:style>
    <style:style style:name="T15" style:family="text">
      <style:text-properties fo:color="#008000" fo:font-size="72pt" fo:font-weight="bold" style:font-size-asian="72pt" style:font-weight-asian="bold" style:font-size-complex="72pt" style:font-weight-complex="bold"/>
    </style:style>
    <style:style style:name="T16" style:family="text">
      <style:text-properties fo:color="#008000" fo:font-size="72pt" style:font-size-asian="72pt" style:font-size-complex="72pt"/>
    </style:style>
    <style:style style:name="T17" style:family="text">
      <style:text-properties fo:color="#1f1c1b" fo:font-size="72pt" style:font-size-asian="72pt" style:font-size-complex="72pt"/>
    </style:style>
    <style:style style:name="T18" style:family="text">
      <style:text-properties fo:font-size="72pt" style:font-size-asian="72pt" style:font-size-complex="72pt"/>
    </style:style>
    <style:style style:name="T19" style:family="text">
      <style:text-properties fo:color="#800000" fo:font-size="72pt" fo:font-weight="bold" style:font-size-asian="72pt" style:font-weight-asian="bold" style:font-size-complex="72pt" style:font-weight-complex="bold"/>
    </style:style>
    <style:style style:name="T20" style:family="text">
      <style:text-properties fo:color="#800080" fo:font-size="72pt" fo:font-weight="bold" style:font-size-asian="72pt" style:font-weight-asian="bold" style:font-size-complex="72pt" style:font-weight-complex="bold"/>
    </style:style>
    <style:style style:name="T21" style:family="text">
      <style:text-properties fo:color="#0057ae" fo:font-size="72pt" style:font-size-asian="72pt" style:font-size-complex="72pt"/>
    </style:style>
    <style:style style:name="T22" style:family="text">
      <style:text-properties fo:color="#898887" fo:font-size="72pt" style:font-size-asian="72pt" style:font-size-complex="72pt"/>
    </style:style>
    <style:style style:name="T23" style:family="text">
      <style:text-properties fo:color="#1f1c1b" fo:font-size="72pt" fo:font-weight="bold" style:font-size-asian="72pt" style:font-weight-asian="bold" style:font-size-complex="72pt" style:font-weight-complex="bold"/>
    </style:style>
    <style:style style:name="T24" style:family="text">
      <style:text-properties style:use-window-font-color="true" style:font-name="Noto Sans2" fo:font-size="80pt" style:text-underline-style="none" style:font-size-asian="80pt" style:font-size-complex="80pt"/>
    </style:style>
    <style:style style:name="T25" style:family="text">
      <style:text-properties fo:color="#3465a4" style:font-name="Noto Sans2" fo:font-size="80pt" style:text-underline-style="solid" style:text-underline-width="auto" style:text-underline-color="font-color" style:font-size-asian="80pt" style:font-size-complex="80pt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style:font-name="DejaVu Sans Mono" fo:font-size="24pt" style:font-size-asian="24pt" style:font-size-complex="24pt"/>
    </style:style>
    <style:style style:name="T28" style:family="text">
      <style:text-properties style:font-name="Noto Sans Regular4"/>
    </style:style>
    <style:style style:name="T29" style:family="text">
      <style:text-properties fo:color="#800000" style:font-name="DejaVu Sans Mono" fo:font-size="14pt" fo:font-weight="bold" style:font-size-asian="14pt" style:font-weight-asian="bold" style:font-size-complex="14pt" style:font-weight-complex="bold"/>
    </style:style>
    <style:style style:name="T30" style:family="text">
      <style:text-properties style:font-name="DejaVu Sans Mono" fo:font-size="14pt" style:font-size-asian="14pt" style:font-size-complex="14pt"/>
    </style:style>
    <style:style style:name="T31" style:family="text">
      <style:text-properties fo:color="#0057ae" style:font-name="DejaVu Sans Mono" fo:font-size="14pt" style:font-size-asian="14pt" style:font-size-complex="14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1e6a39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1e6a39" style:font-name="DejaVu Sans Mono" fo:font-size="14pt" fo:font-weight="bold" style:font-size-asian="14pt" style:font-weight-asian="bold" style:font-size-complex="14pt" style:font-weight-complex="bold"/>
    </style:style>
    <style:style style:name="T35" style:family="text">
      <style:text-properties fo:color="#1e6a39" style:font-name="DejaVu Sans Mono" fo:font-size="14pt" fo:font-weight="normal" style:font-size-asian="14pt" style:font-weight-asian="normal" style:font-size-complex="14pt" style:font-weight-complex="normal"/>
    </style:style>
    <style:style style:name="T36" style:family="text">
      <style:text-properties fo:color="#800080" style:font-name="DejaVu Sans Mono" fo:font-size="14pt" fo:font-weight="bold" style:font-size-asian="14pt" style:font-weight-asian="bold" style:font-size-complex="14pt" style:font-weight-complex="bold"/>
    </style:style>
    <style:style style:name="T37" style:family="text"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T38" style:family="text">
      <style:text-properties fo:color="#000080" style:font-name="DejaVu Sans Mono" fo:font-size="14pt" fo:font-weight="bold" style:font-size-asian="14pt" style:font-weight-asian="bold" style:font-size-complex="14pt" style:font-weight-complex="bold"/>
    </style:style>
    <style:style style:name="T39" style:family="text">
      <style:text-properties fo:color="#b08000" style:font-name="DejaVu Sans Mono" fo:font-size="14pt" style:font-size-asian="14pt" style:font-size-complex="14pt"/>
    </style:style>
    <style:style style:name="T40" style:family="text">
      <style:text-properties fo:color="#1e6a39" style:font-name="DejaVu Sans Mono" fo:font-size="14pt" style:font-name-asian="Liberation Mono" style:font-size-asian="14pt" style:font-size-complex="14pt"/>
    </style:style>
    <style:style style:name="T41" style:family="text">
      <style:text-properties fo:color="#1e6a39" style:font-name="DejaVu Sans Mono" fo:font-size="14pt" fo:font-weight="bold" style:font-name-asian="Liberation Mono" style:font-size-asian="14pt" style:font-weight-asian="bold" style:font-size-complex="14pt" style:font-weight-complex="bold"/>
    </style:style>
    <style:style style:name="T42" style:family="text">
      <style:text-properties fo:color="#1e6a39" style:font-name="DejaVu Sans Mono" fo:font-size="14pt" style:font-size-asian="14pt" style:font-size-complex="14pt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color="#3465a4" fo:font-size="26pt" style:text-underline-style="solid" style:text-underline-width="auto" style:text-underline-color="font-color" style:font-size-asian="26pt" style:font-size-complex="26pt"/>
    </style:style>
    <style:style style:name="T46" style:family="text">
      <style:text-properties style:use-window-font-color="true" fo:font-size="26pt" style:text-underline-style="none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ff3838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383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383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83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83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83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83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235cm" svg:x="2.2cm" svg:y="11.283cm" presentation:class="title" presentation:user-transformed="true">
          <draw:text-box>
            <text:p><text:span text:style-name="T1">D and Process-Based OOP</text:span><text:span text:style-name="T1"><text:line-break/></text:span><text:span text:style-name="T1"/></text:p>
          </draw:text-box>
        </draw:frame>
        <draw:frame presentation:style-name="pr2" draw:text-style-name="P3" draw:layer="layout" svg:width="23.8cm" svg:height="1.318cm" svg:x="2.2cm" svg:y="14.14cm" presentation:class="subtitle" presentation:user-transformed="true">
          <draw:text-box>
            <text:p text:style-name="P2"><text:span text:style-name="T2">(at Funkwerk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6cm" svg:height="2.965cm" svg:x="1.998cm" svg:y="0.835cm" presentation:class="title" presentation:user-transformed="true">
          <draw:text-box>
            <text:p><text:span text:style-name="T3">Who is Funkwerk and what do we do</text:span>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Funkwerk Systems GmbH produces Passenger Information Systems for trains and buses</text:span></text:p>
              </text:list-item>
              <text:list-item>
                <text:p><text:span text:style-name="T4">Take in data from existing systems, including our own, and output conclusions in formats the customer requires, including custom displays</text:span></text:p>
              </text:list-item>
              <text:list-item>
                <text:p><text:span text:style-name="T4">Codebase is a diverse set of components managing and interpreting train data</text:span></text:p>
              </text:list-item>
              <text:list-item>
                <text:p><text:span text:style-name="T4">For ten years, every new backend component has been written in 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165cm" svg:x="2cm" svg:y="0.835cm" presentation:class="title">
          <draw:text-box>
            <text:p>Our previous attemp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„Java-like D“</text:p>
              </text:list-item>
              <text:list-item>
                <text:p>Generate class boilerplate from UML</text:p>
                <text:list>
                  <text:list-item>
                    <text:p>Hence, everything is a class.</text:p>
                  </text:list-item>
                </text:list>
              </text:list-item>
              <text:list-item>
                <text:p>Long-running services, reading gigabytes of XML in multiple threads → more than 10gb of residential memory was not unusual.</text:p>
              </text:list-item>
              <text:list-item>
                <text:p>Every member checked for non-null on write, on read, on construction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165cm" svg:x="2cm" svg:y="0.835cm" presentation:class="title">
          <draw:text-box>
            <text:p>Our previous attemp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Large networked processes synchronizing state on startup</text:p>
                <text:list>
                  <text:list-item>
                    <text:p>Startup slowed down over time, as data increased</text:p>
                  </text:list-item>
                  <text:list-item>
                    <text:p>often half an hour or more.</text:p>
                  </text:list-item>
                </text:list>
              </text:list-item>
              <text:list-item>
                <text:p>Little use of const → global state can change anywhere, anywhen.</text:p>
                <text:p>Over many projects, we iterated towards a new sty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8" draw:layer="layout" svg:width="20cm" svg:height="3.2cm" svg:x="4.6cm" svg:y="0.8cm" presentation:class="title">
          <draw:text-box>
            <text:p>D is (almost) too powerful.</text:p>
          </draw:text-box>
        </draw:frame>
        <draw:frame presentation:style-name="pr9" draw:layer="layout" svg:width="24.599cm" svg:height="11.093cm" svg:x="2cm" svg:y="6cm" presentation:class="outline" presentation:user-transformed="true">
          <draw:text-box>
            <text:list text:style-name="L4">
              <text:list-item>
                <text:p>D is a highly generic, general language.</text:p>
              </text:list-item>
              <text:list-item>
                <text:p>You can write „C-like D“, „Java-like D“, „C#-like D“.</text:p>
              </text:list-item>
              <text:list-item>
                <text:p>Problem:</text:p>
                <text:list>
                  <text:list-item>
                    <text:p>D has idioms it „does not like“</text:p>
                  </text:list-item>
                  <text:list-item>
                    <text:p>Java-like D with long running processes is a recipe for disaster, due to GC.</text:p>
                  </text:list-item>
                  <text:list-item>
                    <text:p>The documentation could do more to push „idiomatic D“ - structs, ranges, @nogc algorithms where possi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465cm" svg:x="2cm" svg:y="0.535cm" presentation:class="title">
          <draw:text-box>
            <text:p>Domain-Driven Design to the rescue! … ?</text:p>
          </draw:text-box>
        </draw:frame>
        <draw:frame presentation:style-name="Impress1-outline2" draw:layer="layout" svg:width="24cm" svg:height="12.18cm" svg:x="2cm" svg:y="6cm" presentation:class="outline">
          <draw:text-box>
            <text:list text:style-name="L3">
              <text:list-item>
                <text:p>Global state makes it impossible to understand the state of the system.</text:p>
                <text:list>
                  <text:list-item>
                    <text:p>Use <text:span text:style-name="T5">immutable</text:span> and structs to limit write changes to state-owning objects. (Within reason.)</text:p>
                  </text:list-item>
                </text:list>
              </text:list-item>
              <text:list-item>
                <text:p>Large codebases become incomprehensible and unlearnable</text:p>
                <text:list>
                  <text:list-item>
                    <text:p>Enforce separation between areas of concern and levels of abstrac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165cm" svg:x="2cm" svg:y="0.835cm" presentation:class="title">
          <draw:text-box>
            <text:p>Managing global stat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DD-style layer decomposition into slices</text:p>
                <text:p/>
                <text:p/>
                <text:p/>
                <text:p/>
                <text:p><text:span text:style-name="T6"/></text:p>
                <text:p><text:span text:style-name="T6"/></text:p>
              </text:list-item>
              <text:list-item>
                <text:p text:style-name="P8"><text:span text:style-name="T6">protocol can use control and model</text:span></text:p>
              </text:list-item>
              <text:list-item>
                <text:p text:style-name="P8"><text:span text:style-name="T6">control can use model</text:span></text:p>
              </text:list-item>
              <text:list-item>
                <text:p text:style-name="P8"><text:span text:style-name="T6">enforced: https://github.com/funkwerk/depend</text:span></text:p>
              </text:list-item>
            </text:list>
          </draw:text-box>
        </draw:frame>
        <draw:custom-shape draw:style-name="gr2" draw:text-style-name="P9" draw:layer="layout" svg:width="5.006cm" svg:height="6.74cm" svg:x="9.439cm" svg:y="9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0" draw:layer="layout" svg:width="0.001cm" svg:height="1.276cm" svg:x="2cm" svg:y="7.864cm">
          <draw:text-box>
            <text:p/>
          </draw:text-box>
        </draw:frame>
        <draw:frame draw:style-name="gr4" draw:text-style-name="P10" draw:layer="layout" svg:width="4.594cm" svg:height="1.118cm" svg:x="16.206cm" svg:y="7.882cm">
          <draw:text-box>
            <text:p>Domain 2</text:p>
          </draw:text-box>
        </draw:frame>
        <draw:frame draw:style-name="gr5" draw:text-style-name="P12" draw:layer="layout" svg:width="3.623cm" svg:height="1.148cm" svg:x="4.6cm" svg:y="9.724cm">
          <draw:text-box>
            <text:p text:style-name="P11"><text:span text:style-name="T7">protocol</text:span></text:p>
          </draw:text-box>
        </draw:frame>
        <draw:frame draw:style-name="gr6" draw:text-style-name="P12" draw:layer="layout" svg:width="2.434cm" svg:height="1.15cm" svg:x="5.8cm" svg:y="14.372cm">
          <draw:text-box>
            <text:p text:style-name="P11"><text:span text:style-name="T7">model</text:span></text:p>
          </draw:text-box>
        </draw:frame>
        <draw:frame draw:style-name="gr7" draw:text-style-name="P13" draw:layer="layout" svg:width="3.365cm" svg:height="1.148cm" svg:x="5cm" svg:y="12.034cm">
          <draw:text-box>
            <text:p text:style-name="P11"><text:span text:style-name="T7">control</text:span></text:p>
          </draw:text-box>
        </draw:frame>
        <draw:frame draw:style-name="gr8" draw:text-style-name="P10" draw:layer="layout" svg:width="5.58cm" svg:height="1.118cm" svg:x="10.22cm" svg:y="7.882cm">
          <draw:text-box>
            <text:p>Domain 1</text:p>
          </draw:text-box>
        </draw:frame>
        <draw:custom-shape draw:style-name="gr9" draw:text-style-name="P14" draw:layer="layout" svg:width="4.434cm" svg:height="3.836cm" svg:x="9.725cm" svg:y="11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3.863cm" svg:height="1.164cm" svg:x="10.011cm" svg:y="14.3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6" draw:layer="layout" svg:x1="10.583cm" svg:y1="11.932cm" svg:x2="10.583cm" svg:y2="14.373cm">
          <text:p/>
        </draw:line>
        <draw:line draw:style-name="gr11" draw:text-style-name="P16" draw:layer="layout" svg:x1="10.44cm" svg:y1="9.259cm" svg:x2="10.44cm" svg:y2="11.932cm">
          <text:p/>
        </draw:line>
        <draw:custom-shape draw:style-name="gr12" draw:text-style-name="P17" draw:layer="layout" svg:width="5.005cm" svg:height="6.74cm" svg:x="15.448cm" svg:y="9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8" draw:layer="layout" svg:width="4.435cm" svg:height="3.836cm" svg:x="15.733cm" svg:y="11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9" draw:layer="layout" svg:width="3.863cm" svg:height="1.164cm" svg:x="16.019cm" svg:y="14.3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6" draw:layer="layout" svg:x1="16.592cm" svg:y1="11.932cm" svg:x2="16.592cm" svg:y2="14.373cm">
          <text:p/>
        </draw:line>
        <draw:line draw:style-name="gr11" draw:text-style-name="P16" draw:layer="layout" svg:x1="16.449cm" svg:y1="9.259cm" svg:x2="16.449cm" svg:y2="11.932cm">
          <text:p/>
        </draw:line>
        <draw:line draw:style-name="gr15" draw:text-style-name="P16" draw:layer="layout" svg:x1="8.294cm" svg:y1="11.235cm" svg:x2="22.6cm" svg:y2="11.119cm">
          <text:p/>
        </draw:line>
        <draw:line draw:style-name="gr15" draw:text-style-name="P16" draw:layer="layout" svg:x1="8.294cm" svg:y1="13.792cm" svg:x2="22.6cm" svg:y2="13.676cm">
          <text:p/>
        </draw:line>
        <draw:line draw:style-name="gr11" draw:text-style-name="P16" draw:layer="layout" svg:x1="14.446cm" svg:y1="10.654cm" svg:x2="15.447cm" svg:y2="10.654cm">
          <text:p/>
        </draw:line>
        <draw:line draw:style-name="gr11" draw:text-style-name="P16" draw:layer="layout" svg:x1="14.16cm" svg:y1="13.095cm" svg:x2="15.734cm" svg:y2="13.095cm">
          <text:p/>
        </draw:line>
        <draw:line draw:style-name="gr11" draw:text-style-name="P16" draw:layer="layout" svg:x1="13.874cm" svg:y1="14.954cm" svg:x2="16.02cm" svg:y2="14.954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165cm" svg:x="2cm" svg:y="0.835cm" presentation:class="title">
          <draw:text-box>
            <text:p>Managing global stat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rotocol: semantically separate from the domain, all state is framework state</text:p>
              </text:list-item>
              <text:list-item>
                <text:p><text:span text:style-name="T8">control: mutable data structures here </text:span>only!</text:p>
              </text:list-item>
              <text:list-item>
                <text:p text:style-name="P20">model: stateless, immut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165cm" svg:x="2cm" svg:y="0.835cm" presentation:class="title">
          <draw:text-box>
            <text:p>Managing global state</text:p>
          </draw:text-box>
        </draw:frame>
        <draw:frame presentation:style-name="pr5" draw:text-style-name="P23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21"><text:span text:style-name="T4">protocol: semantically separate from the domain, all state is framework state</text:span></text:p>
                <text:list>
                  <text:list-item>
                    <text:p text:style-name="P21"><text:span text:style-name="T4">Heavy use of templates to generate boilerplate code, leading to „anemic protocol“</text:span></text:p>
                  </text:list-item>
                </text:list>
              </text:list-item>
              <text:list-item>
                <text:p text:style-name="P21"><text:span text:style-name="T9">control: mutable data structures here </text:span><text:span text:style-name="T4">only!</text:span></text:p>
                <text:list>
                  <text:list-item>
                    <text:p text:style-name="P21"><text:span text:style-name="T4">Kept manageable through domain decomposition, microservices, feature tests</text:span></text:p>
                  </text:list-item>
                </text:list>
              </text:list-item>
              <text:list-item>
                <text:p text:style-name="P22"><text:span text:style-name="T4">model: stateless, immutable</text:span></text:p>
                <text:list>
                  <text:list-item>
                    <text:p><text:span text:style-name="T4">Plain-old-data structs, semantically immutable, </text:span><text:span text:style-name="T4"><text:tab/></text:span><text:span text:style-name="T5">@disable(this)</text:span><text:span text:style-name="T4">, declarative desig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2" draw:text-style-name="P24" draw:layer="layout" svg:width="20cm" svg:height="3.465cm" svg:x="4.6cm" svg:y="0.535cm" presentation:class="title" presentation:user-transformed="true">
          <draw:text-box>
            <text:p><text:span text:style-name="T10">Structs as Value Objects</text:span><text:span text:style-name="T10"><text:line-break/></text:span><text:span text:style-name="T10">(domain values)</text:span></text:p>
          </draw:text-box>
        </draw:frame>
        <draw:frame presentation:style-name="pr9" draw:layer="layout" svg:width="24.599cm" svg:height="11.093cm" svg:x="2cm" svg:y="6cm" presentation:class="outline">
          <draw:text-box>
            <text:list text:style-name="L4">
              <text:list-item>
                <text:p>We want:</text:p>
              </text:list-item>
              <text:list-item>
                <text:p><text:span text:style-name="T11">immutable</text:span> fields?</text:p>
              </text:list-item>
              <text:list-item>
                <text:p>invariants</text:p>
              </text:list-item>
              <text:list-item>
                <text:p><text:span text:style-name="T12">@disable(this)</text:span></text:p>
              </text:list-item>
              <text:list-item>
                <text:p><text:span text:style-name="T12">reduce</text:span><text:span text:style-name="T13">,</text:span><text:span text:style-name="T12">group</text:span><text:span text:style-name="T13">,</text:span>associative arrays (!) do not work with structs with <text:span text:style-name="T7">immutable</text:span> fields</text:p>
              </text:list-item>
              <text:list-item>
                <text:p><text:span text:style-name="T14">@disable(this)</text:span> is fraught with peri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2" draw:text-style-name="P24" draw:layer="layout" svg:width="20cm" svg:height="3.465cm" svg:x="4.6cm" svg:y="0.535cm" presentation:class="title" presentation:user-transformed="true">
          <draw:text-box>
            <text:p><text:span text:style-name="T10">Structs as Value Objects</text:span><text:span text:style-name="T10"><text:line-break/></text:span><text:span text:style-name="T10">(domain values)</text:span></text:p>
          </draw:text-box>
        </draw:frame>
        <draw:frame presentation:style-name="Standard-outline1" draw:layer="layout" svg:width="24.599cm" svg:height="11.093cm" svg:x="2cm" svg:y="6cm" presentation:class="outline" presentation:user-transformed="true">
          <draw:text-box>
            <text:list text:style-name="L4">
              <text:list-item>
                <text:p>„immutable fields“?</text:p>
              </text:list-item>
              <text:list-item>
                <text:p>Not quite: We need data ownership:</text:p>
                <text:list>
                  <text:list-item>
                    <text:p>dup on construct, dup on read</text:p>
                  </text:list-item>
                  <text:list-item>
                    <text:p>impossible to manipulate from outside the type</text:p>
                  </text:list-item>
                  <text:list-item>
                    <text:p>but protection concerns integrity, not memory!</text:p>
                  </text:list-item>
                  <text:list-item>
                    <text:p>Preserve the invariants of the data typ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2" draw:text-style-name="P24" draw:layer="layout" svg:width="20cm" svg:height="3.465cm" svg:x="4.6cm" svg:y="0.535cm" presentation:class="title" presentation:user-transformed="true">
          <draw:text-box>
            <text:p><text:span text:style-name="T10">Structs as Value Objects</text:span><text:span text:style-name="T10"><text:line-break/></text:span><text:span text:style-name="T10">(domain values)</text:span></text:p>
          </draw:text-box>
        </draw:frame>
        <draw:frame presentation:style-name="pr9" draw:text-style-name="P26" draw:layer="layout" svg:width="24.599cm" svg:height="11.093cm" svg:x="2cm" svg:y="6cm" presentation:class="outline" presentation:user-transformed="true">
          <draw:text-box>
            <text:p><text:span text:style-name="T15">import</text:span><text:span text:style-name="T16"> boilerplate</text:span><text:span text:style-name="T17">;</text:span></text:p>
            <text:p><text:span text:style-name="T18"/></text:p>
            <text:p><text:span text:style-name="T19">struct</text:span><text:span text:style-name="T17"> Struct</text:span></text:p>
            <text:p><text:span text:style-name="T17">{</text:span></text:p>
            <text:p><text:span text:style-name="T17"><text:s text:c="4"/></text:span><text:span text:style-name="T17">@ConstRead</text:span></text:p>
            <text:p><text:span text:style-name="T17"><text:s text:c="4"/></text:span><text:span text:style-name="T20">private</text:span><text:span text:style-name="T17"> </text:span><text:span text:style-name="T21">int</text:span><text:span text:style-name="T17">[] array_;</text:span></text:p>
            <text:p><text:span text:style-name="T18"/></text:p>
            <text:p><text:span text:style-name="T18"><text:s text:c="4"/></text:span><text:span text:style-name="T18">@disable this();</text:span></text:p>
            <text:p><text:span text:style-name="T18"/></text:p>
            <text:p><text:span text:style-name="T17"><text:s text:c="4"/></text:span><text:span text:style-name="T22">// public int[] array() const;</text:span></text:p>
            <text:p><text:span text:style-name="T17"><text:s text:c="4"/></text:span><text:span text:style-name="T23">mixin</text:span><text:span text:style-name="T17">(GenerateFieldAccessors);</text:span></text:p>
            <text:p><text:span text:style-name="T18"/></text:p>
            <text:p><text:span text:style-name="T17"><text:s text:c="4"/></text:span><text:span text:style-name="T22">// this(const(int)[] array);</text:span></text:p>
            <text:p><text:span text:style-name="T17"><text:s text:c="4"/></text:span><text:span text:style-name="T23">mixin</text:span><text:span text:style-name="T17">(GenerateThis);</text:span></text:p>
            <text:p text:style-name="P25"><text:span text:style-name="T17">}</text:span></text:p>
            <text:p text:style-name="P25"><text:span text:style-name="T24">See </text:span><text:span text:style-name="T25"><text:a xlink:href="http://code.dlang.org/packages/boilerplate" xlink:type="simple">http://code.dlang.org/packages/boilerplate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165cm" svg:x="2cm" svg:y="0.835cm" presentation:class="title">
          <draw:text-box>
            <text:p>Protocol layer</text:p>
          </draw:text-box>
        </draw:frame>
        <draw:frame presentation:style-name="pr13" draw:text-style-name="P2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6">Acts as a driver for the control layer</text:span></text:p>
              </text:list-item>
              <text:list-item>
                <text:p><text:span text:style-name="T26">Responses and requests are injected via dependency inversion</text:span></text:p>
              </text:list-item>
              <text:list-item>
                <text:p><text:span text:style-name="T26">Protocol as outside layer makes it easy to modify.</text:span></text:p>
              </text:list-item>
              <text:list-item>
                <text:p><text:span text:style-name="T26">Heavily templated – REST calls are exposed as plain class methods, with automatic serialization</text:span></text:p>
              </text:list-item>
              <text:list-item>
                <text:p><text:span text:style-name="T26">Internal data types are usually quite close to network format</text:span></text:p>
              </text:list-item>
              <text:list-item>
                <text:p><text:span text:style-name="T26">Plain model types enable transparent, easy serialization – no classes in the model layer means no surprises from subtypin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165cm" svg:x="2cm" svg:y="0.835cm" presentation:class="title">
          <draw:text-box>
            <text:p>Control layer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The meat of the application</text:span></text:p>
              </text:list-item>
              <text:list-item>
                <text:p><text:span text:style-name="T4">Classes model domain processes, not data</text:span></text:p>
              </text:list-item>
              <text:list-item>
                <text:p><text:span text:style-name="T4">Interfaces are used to abstract between domain slices and reduce coupling</text:span></text:p>
              </text:list-item>
              <text:list-item>
                <text:p><text:span text:style-name="T4">Moderately threaded code leads to deadlocks, unless care is taken to only pass data forward</text:span></text:p>
              </text:list-item>
              <text:list-item>
                <text:p><text:span text:style-name="T4">Semantically immutable model types reduce need for synchronization: no simultaneous writes to the same memory outside the managing cla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165cm" svg:x="2cm" svg:y="0.835cm" presentation:class="title">
          <draw:text-box>
            <text:p>Control layer</text:p>
          </draw:text-box>
        </draw:frame>
        <draw:frame presentation:style-name="pr5" draw:text-style-name="P2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6">State replacement happens approximately at once</text:span></text:p>
              </text:list-item>
              <text:list-item>
                <text:p><text:span text:style-name="T26">Data is fully exposed, state is always consistent</text:span></text:p>
              </text:list-item>
              <text:list-item>
                <text:p><text:span text:style-name="T26">Consequence: functional style can be freely used</text:span></text:p>
                <text:list>
                  <text:list-item>
                    <text:p><text:span text:style-name="T26">Heavy use of ranges!</text:span></text:p>
                  </text:list-item>
                  <text:list-item>
                    <text:p><text:span text:style-name="T26">„</text:span><text:span text:style-name="T26">Every </text:span><text:span text:style-name="T27">foreach</text:span><text:span text:style-name="T26"> is a flaw.“</text:span></text:p>
                  </text:list-item>
                  <text:list-item>
                    <text:p><text:span text:style-name="T26">Even somewhat memory efficient due to composition of long range chains, spanning functions</text:span></text:p>
                  </text:list-item>
                </text:list>
              </text:list-item>
              <text:list-item>
                <text:p><text:span text:style-name="T26">The usual benefits: well understandable, well test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8" draw:layer="layout" svg:width="20cm" svg:height="3.2cm" svg:x="4.6cm" svg:y="0.8cm" presentation:class="title" presentation:user-transformed="true">
          <draw:text-box>
            <text:p><text:span text:style-name="T7">synchronized</text:span> and invariant</text:p>
          </draw:text-box>
        </draw:frame>
        <draw:frame presentation:style-name="pr9" draw:layer="layout" svg:width="24.599cm" svg:height="11.093cm" svg:x="2cm" svg:y="6cm" presentation:class="outline">
          <draw:text-box>
            <text:list text:style-name="L4">
              <text:list-item>
                <text:p><text:span text:style-name="T7">synchronized</text:span> forces shared and all that entails</text:p>
                <text:list>
                  <text:list-item>
                    <text:p>Reaction: <text:span text:style-name="T7">synchronized (this)</text:span><text:span text:style-name="T14"><text:line-break/></text:span><text:span text:style-name="T14"/></text:p>
                  </text:list-item>
                </text:list>
              </text:list-item>
              <text:list-item>
                <text:p>But<text:span text:style-name="T28"> </text:span><text:span text:style-name="T14">synchronized(this)</text:span> is incompatible with invariants!</text:p>
                <text:list>
                  <text:list-item>
                    <text:p>Reaction: sadne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8" draw:layer="layout" svg:width="20cm" svg:height="3.2cm" svg:x="4.6cm" svg:y="0.8cm" presentation:class="title" presentation:user-transformed="true">
          <draw:text-box>
            <text:p><text:span text:style-name="T7">synchronized</text:span> and invariant</text:p>
          </draw:text-box>
        </draw:frame>
        <draw:frame presentation:style-name="pr9" draw:text-style-name="P31" draw:layer="layout" svg:width="24.599cm" svg:height="11.093cm" svg:x="2cm" svg:y="6cm" presentation:class="outline" presentation:user-transformed="true">
          <draw:text-box>
            <text:p text:style-name="P28"><text:span text:style-name="T29">class</text:span><text:span text:style-name="T30"> Foo</text:span></text:p>
            <text:p text:style-name="P29"><text:span text:style-name="T30">{</text:span></text:p>
            <text:p text:style-name="P29"><text:span text:style-name="T30"><text:s text:c="4"/></text:span><text:span text:style-name="T31">int</text:span><text:span text:style-name="T30"> value;</text:span></text:p>
            <text:p text:style-name="P29"><text:span text:style-name="T30"/></text:p>
            <text:p text:style-name="P29"><text:span text:style-name="T32"><text:s text:c="4"/></text:span><text:span text:style-name="T33">// </text:span><text:span text:style-name="T34">invariant </text:span><text:span text:style-name="T35">(value &gt; 0);</text:span></text:p>
            <text:p text:style-name="P29"><text:span text:style-name="T36"><text:s text:c="4"/></text:span><text:span text:style-name="T36">invariant</text:span></text:p>
            <text:p text:style-name="P29"><text:span text:style-name="T36"><text:s text:c="4"/></text:span><text:span text:style-name="T30">{</text:span></text:p>
            <text:p text:style-name="P29"><text:span text:style-name="T37"><text:s text:c="6"/></text:span><text:span text:style-name="T37">synchronized</text:span><text:span text:style-name="T30"> (</text:span><text:span text:style-name="T38">this</text:span><text:span text:style-name="T30">) { </text:span><text:span text:style-name="T38">assert</text:span><text:span text:style-name="T30">(value &gt; </text:span><text:span text:style-name="T39">0</text:span><text:span text:style-name="T30">); }</text:span></text:p>
            <text:p text:style-name="P30"><text:span text:style-name="T30"><text:s text:c="4"/></text:span><text:span text:style-name="T30">}</text:span></text:p>
            <text:p text:style-name="P29"><text:span text:style-name="T30"/></text:p>
            <text:p text:style-name="P29"><text:span text:style-name="T30"><text:s text:c="4"/></text:span><text:span text:style-name="T31">void</text:span><text:span text:style-name="T30"> decrement()</text:span></text:p>
            <text:p text:style-name="P29"><text:span text:style-name="T30"><text:s text:c="4"/></text:span><text:span text:style-name="T37">in</text:span></text:p>
            <text:p text:style-name="P29"><text:span text:style-name="T37"><text:s text:c="4"/></text:span><text:span text:style-name="T30">{</text:span></text:p>
            <text:p text:style-name="P29"><text:span text:style-name="T37"><text:s text:c="6"/></text:span><text:span text:style-name="T37">synchronized</text:span><text:span text:style-name="T30"> (</text:span><text:span text:style-name="T38">this</text:span><text:span text:style-name="T30">) { </text:span><text:span text:style-name="T38">assert</text:span><text:span text:style-name="T30">(value &gt; </text:span><text:span text:style-name="T39">0</text:span><text:span text:style-name="T30">); }</text:span></text:p>
            <text:p text:style-name="P29"><text:span text:style-name="T30"><text:s text:c="4"/></text:span><text:span text:style-name="T30">}</text:span></text:p>
            <text:p text:style-name="P29"><text:span text:style-name="T30"><text:s text:c="4"/></text:span><text:span text:style-name="T37">do</text:span></text:p>
            <text:p text:style-name="P29"><text:span text:style-name="T30"><text:s text:c="4"/></text:span><text:span text:style-name="T30">{</text:span></text:p>
            <text:p text:style-name="P29"><text:span text:style-name="T30"><text:s text:c="8"/></text:span><text:span text:style-name="T37">synchronized</text:span><text:span text:style-name="T30"> (</text:span><text:span text:style-name="T38">this</text:span><text:span text:style-name="T30">) value -= </text:span><text:span text:style-name="T39">1</text:span><text:span text:style-name="T30">;</text:span></text:p>
            <text:p text:style-name="P29"><text:span text:style-name="T30"><text:s text:c="4"/></text:span><text:span text:style-name="T30">}</text:span></text:p>
            <text:p text:style-name="P29"><text:span text:style-name="T30"/></text:p>
            <text:p text:style-name="P29"><text:span text:style-name="T40"><text:s text:c="4"/></text:span><text:span text:style-name="T40">// </text:span><text:span text:style-name="T41">synchronized</text:span><text:span text:style-name="T40"> </text:span><text:span text:style-name="T42">void decrement()</text:span></text:p>
            <text:p text:style-name="P29"><text:span text:style-name="T3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8" draw:layer="layout" svg:width="20cm" svg:height="3.2cm" svg:x="4.6cm" svg:y="0.8cm" presentation:class="title" presentation:user-transformed="true">
          <draw:text-box>
            <text:p><text:span text:style-name="T7">synchronized</text:span> and invariant</text:p>
          </draw:text-box>
        </draw:frame>
        <draw:frame presentation:style-name="Standard-outline1" draw:layer="layout" svg:width="24.599cm" svg:height="11.093cm" svg:x="2cm" svg:y="6cm" presentation:class="outline" presentation:user-transformed="true">
          <draw:text-box>
            <text:list text:style-name="L4">
              <text:list-item>
                <text:p>Underlying cause: we don‘t care about what shared cares about.</text:p>
                <text:list>
                  <text:list-item>
                    <text:p>shared: is the data potentially visible from multiple threads?</text:p>
                  </text:list-item>
                  <text:list-item>
                    <text:p>Our interest: Do we have authority over the data? Is it covered exclusively by our mutex?</text:p>
                  </text:list-item>
                  <text:list-item>
                    <text:p>Since our public methods are synchronized, we don‘t worry about parallelity.</text:p>
                  </text:list-item>
                  <text:list-item>
                    <text:p>Solution: „owned“ dat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165cm" svg:x="2cm" svg:y="0.835cm" presentation:class="title">
          <draw:text-box>
            <text:p>In summar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custom-shape draw:style-name="gr16" draw:text-style-name="P15" draw:layer="layout" svg:width="9.072cm" svg:height="3.265cm" svg:x="7.928cm" svg:y="10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9.072cm" svg:height="3.265cm" svg:x="3.3cm" svg:y="7.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2" draw:layer="layout" svg:width="5.368cm" svg:height="1.613cm" svg:x="3.3cm" svg:y="7.039cm">
          <draw:text-box>
            <text:p text:style-name="P11"><text:span text:style-name="T7">protocol</text:span></text:p>
          </draw:text-box>
        </draw:frame>
        <draw:frame draw:style-name="gr19" draw:text-style-name="P12" draw:layer="layout" svg:width="3.639cm" svg:height="1.612cm" svg:x="7.928cm" svg:y="10.746cm">
          <draw:text-box>
            <text:p text:style-name="P11"><text:span text:style-name="T7">model</text:span></text:p>
          </draw:text-box>
        </draw:frame>
        <draw:frame draw:style-name="gr20" draw:text-style-name="P32" draw:layer="layout" svg:width="8.921cm" svg:height="2.731cm" svg:x="7.928cm" svg:y="11.869cm">
          <draw:text-box>
            <text:p><text:span text:style-name="T43">- declarative, transparent</text:span></text:p>
            <text:p><text:span text:style-name="T43">- semantically immutable</text:span></text:p>
          </draw:text-box>
        </draw:frame>
        <draw:frame draw:style-name="gr21" draw:text-style-name="P32" draw:layer="layout" svg:width="9.214cm" svg:height="1.958cm" svg:x="3.309cm" svg:y="8.327cm">
          <draw:text-box>
            <text:p><text:span text:style-name="T43">- templated, generic</text:span></text:p>
            <text:p><text:span text:style-name="T43">- abstracted from control logic</text:span></text:p>
          </draw:text-box>
        </draw:frame>
        <draw:custom-shape draw:style-name="gr22" draw:text-style-name="P14" draw:layer="layout" svg:width="9.072cm" svg:height="3.265cm" svg:x="13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3" draw:layer="layout" svg:width="4.99cm" svg:height="1.796cm" svg:x="13cm" svg:y="7cm">
          <draw:text-box>
            <text:p text:style-name="P11"><text:span text:style-name="T7">control</text:span></text:p>
          </draw:text-box>
        </draw:frame>
        <draw:frame draw:style-name="gr20" draw:text-style-name="P32" draw:layer="layout" svg:width="10.131cm" svg:height="2.731cm" svg:x="13cm" svg:y="8.151cm">
          <draw:text-box>
            <text:p><text:span text:style-name="T43">- object oriented abstractions</text:span></text:p>
            <text:p><text:span text:style-name="T43">- functional algorithms</text:span></text:p>
            <text:p><text:span text:style-name="T43">- coarse state transi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165cm" svg:x="2cm" svg:y="0.835cm" presentation:class="title">
          <draw:text-box>
            <text:p>In summary</text:p>
          </draw:text-box>
        </draw:frame>
        <draw:frame presentation:style-name="Impress1-outline1" draw:layer="layout" svg:width="24cm" svg:height="12.18cm" svg:x="2cm" svg:y="6cm" presentation:class="outline" presentation:user-transformed="true">
          <draw:text-box>
            <text:list text:style-name="L3">
              <text:list-item>
                <text:p>Classic OOP: entity class owns data, manages mutation</text:p>
              </text:list-item>
              <text:list-item>
                <text:p>Our OOP: plain data, decoupled mutation and validation</text:p>
                <text:list>
                  <text:list-item>
                    <text:p><text:span text:style-name="T44">Object oriented architecture</text:span> simplifies abstraction between domains</text:p>
                  </text:list-item>
                  <text:list-item>
                    <text:p><text:span text:style-name="T44">Declarative data types</text:span> minimize typing overhead, making rich types ubiquitous</text:p>
                  </text:list-item>
                  <text:list-item>
                    <text:p><text:span text:style-name="T44">Functional algorithms</text:span> improve expressiveness and reduce boilerplate bu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165cm" svg:x="2cm" svg:y="0.835cm" presentation:class="title">
          <draw:text-box>
            <text:p>Thank you!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boilerplate generation:</text:span><text:span text:style-name="T4"><text:line-break/></text:span><text:span text:style-name="T45"><text:a xlink:href="http://code.dlang.org/packages/boilerplate" xlink:type="simple">http://code.dlang.org/packages/boilerplate</text:a></text:span></text:p>
              </text:list-item>
              <text:list-item>
                <text:p><text:span text:style-name="T46">package dependency checking and visualization:</text:span><text:span text:style-name="T46"><text:line-break/></text:span><text:span text:style-name="T45"><text:a xlink:href="https://github.com/funkwerk/depend" xlink:type="simple">https://github.com/funkwerk/depend</text:a></text:span></text:p>
                <text:p><text:span text:style-name="T46"/></text:p>
              </text:list-item>
              <text:list-item>
                <text:p><text:span text:style-name="T46">We‘re hiring, by the way :-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Noto Sans Regular4" svg:font-family="'Noto Sans Regular'" style:font-family-generic="swiss"/>
    <style:font-face style:name="Noto Sans Regular3" svg:font-family="'Noto Sans Regular'" style:font-adornments="Standard" style:font-family-generic="swiss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Mono" svg:font-family="'Noto Sans Mono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Unifont" svg:font-family="Unifont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style:use-window-font-color="true" fo:language="de" fo:country="DE" style:font-name-asian="Lohit Devanagari" style:font-family-asian="'Lohit Devanagari'" style:font-pitch-asian="variable" style:font-size-asian="12pt" style:language-asian="hi" style:country-asian="IN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Verzeichnis" style:family="graphic">
      <style:paragraph-properties style:text-autospace="none"/>
      <style:text-properties style:font-name-asian="Lohit Devanagari1" style:font-family-asian="'Lohit Devanagari'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körper" style:family="graphic">
      <style:paragraph-properties fo:margin-top="0cm" fo:margin-bottom="0.436cm" fo:line-height="115%" style:text-autospace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1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6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4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1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style-name="Bold" style:font-family-generic="swiss" style:font-pitch="variable" fo:font-size="40pt" fo:font-style="normal" fo:text-shadow="none" style:text-underline-style="none" fo:font-weight="bold" style:letter-kerning="true" style:font-size-asian="40pt" style:font-size-complex="40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textarea-vertical-align="top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stroke="none" draw:fill="none" draw:auto-grow-height="false" draw:fit-to-size="shrink-to-fit" style:shrink-to-fit="true" fo:min-height="10.843cm"/>
      <style:paragraph-properties fo:margin-left="0cm" fo:margin-right="0cm" fo:margin-top="0cm" fo:margin-bottom="0.399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7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99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7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7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bottom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ize-complex="36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font-name="Noto Sans Regular3" fo:font-family="'Noto Sans Regular'" style:font-style-name="Standard" style:font-family-generic="swiss" fo:font-size="14pt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3838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3838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383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83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83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83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83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Regular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style:font-name="Noto Sans2" fo:font-family="'Noto Sans'" style:font-style-name="Regular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8pt" style:font-size-asian="28pt" style:font-size-complex="28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8pt" style:font-size-asian="28pt" style:font-size-complex="28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8pt" style:font-size-asian="28pt" style:font-size-complex="28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8pt" style:font-size-asian="28pt" style:font-size-complex="28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8pt" style:font-size-asian="28pt" style:font-size-complex="28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bottom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style-name="Bold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Lohit Devanagari2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6ea0d1" draw:textarea-vertical-align="middle" draw:auto-grow-height="false" draw:fit-to-size="false" style:shrink-to-fit="false" fo:min-height="20.751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ress-title">
      <style:graphic-properties draw:auto-grow-height="false" fo:min-height="3.507cm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title">
      <style:graphic-properties draw:auto-grow-height="false" fo:min-height="3.507cm"/>
    </style:style>
    <style:style style:name="Mpr6" style:family="presentation" style:parent-style-name="Impress1-outline1">
      <style:graphic-properties fo:min-height="12.18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9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title">
      <style:graphic-properties draw:auto-grow-height="false" fo:min-height="3.507cm"/>
    </style:style>
    <style:style style:name="Mpr11" style:family="presentation" style:parent-style-name="Standard-outline1">
      <style:graphic-properties fo:min-height="12.18cm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solid" draw:fill-color="#6ea0d1" draw:textarea-vertical-align="middle" draw:auto-grow-height="false" fo:min-height="0.8cm" fo:min-width="24.6cm"/>
    </style:style>
    <style:style style:name="Mpr1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6ea0d1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text-properties fo:font-size="14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7" style:family="paragraph">
      <loext:graphic-properties draw:fill="solid" draw:fill-color="#6ea0d1"/>
      <style:paragraph-properties fo:text-align="center"/>
    </style:style>
    <style:style style:name="MP18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ff3838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383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383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83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83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83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83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Mpr1" draw:layer="backgroundobjects" svg:width="23.8cm" svg:height="4cm" svg:x="2.2cm" svg:y="11.4cm" presentation:class="title">
        <draw:text-box>
          <text:p>Format des Titeltextes durch Klicken bearbeiten</text:p>
        </draw:text-box>
      </draw:frame>
      <draw:frame presentation:style-name="Impress-outline1" draw:layer="backgroundobjects" svg:width="23.8cm" svg:height="2.729cm" svg:x="2.2cm" svg:y="16.399cm" presentation:class="outline" presentation:placeholder="true">
        <draw:text-box/>
      </draw:frame>
      <draw:frame presentation:style-name="Mpr2" draw:text-style-name="MP2" draw:layer="backgroundobjects" svg:width="5.4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7.075cm" svg:height="1.448cm" svg:x="7.925cm" svg:y="19.152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5.723cm" svg:height="1.448cm" svg:x="15.877cm" svg:y="19.128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1</text:page-count></text:span></text:p>
        </draw:text-box>
      </draw:frame>
      <draw:custom-shape draw:name="Rechteck 23" draw:style-name="Mgr3" draw:text-style-name="MP7" draw:layer="backgroundobjects" svg:width="0.498cm" svg:height="2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4" draw:text-style-name="MP9" draw:layer="backgroundobjects" svg:width="18.15cm" svg:height="0.674cm" draw:transform="rotate (1.5707963267949) translate (-0.079cm 21cm)">
        <text:p text:style-name="MP8"><text:span text:style-name="MT3">© Funkwerk A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7" draw:style-name="Mgr5" draw:text-style-name="MP10" draw:layer="backgroundobjects" svg:width="4.541cm" svg:height="1.399cm" svg:x="22.401cm" svg:y="18.801cm">
        <draw:image xlink:href="Pictures/1000105400004D7B000017E949D0B3348B24F2F2.wmf" xlink:type="simple" xlink:show="embed" xlink:actuate="onLoad">
          <text:p/>
        </draw:image>
        <draw:image xlink:href="Pictures/10000201000002EE000000E74BEB6A156D1ACF50.png" xlink:type="simple" xlink:show="embed" xlink:actuate="onLoad"/>
      </draw:fram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Mpr5" draw:layer="backgroundobjects" svg:width="24.599cm" svg:height="3.165cm" svg:x="2cm" svg:y="0.835cm" presentation:class="title">
        <draw:text-box>
          <text:p>Format des Titeltextes durch Klicken bearbeiten</text:p>
        </draw:text-box>
      </draw:frame>
      <draw:frame presentation:style-name="Mpr6" draw:layer="backgroundobjects" svg:width="24cm" svg:height="12.18cm" svg:x="2cm" svg:y="6cm" presentation:class="outline">
        <draw:text-box>
          <text:list text:style-name="ML4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5.4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7cm" svg:height="1.448cm" svg:x="8cm" svg:y="19.152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5.8cm" svg:height="1.448cm" svg:x="15.8cm" svg:y="19.152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1</text:page-count></text:span></text:p>
        </draw:text-box>
      </draw:frame>
      <draw:custom-shape draw:name="Rechteck 23" draw:style-name="Mgr3" draw:text-style-name="MP7" draw:layer="backgroundobjects" svg:width="0.498cm" svg:height="2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4" draw:text-style-name="MP9" draw:layer="backgroundobjects" svg:width="18.15cm" svg:height="0.674cm" draw:transform="rotate (1.5707963267949) translate (-0.079cm 21cm)">
        <text:p text:style-name="MP8"><text:span text:style-name="MT3">© Funkwerk </text:span><text:span text:style-name="MT3">A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7" draw:style-name="Mgr5" draw:text-style-name="MP10" draw:layer="backgroundobjects" svg:width="4.541cm" svg:height="1.399cm" svg:x="22.4cm" svg:y="18.8cm">
        <draw:image xlink:href="Pictures/1000105400004D7B000017E949D0B3348B24F2F2.wmf" xlink:type="simple" xlink:show="embed" xlink:actuate="onLoad">
          <text:p/>
        </draw:image>
        <draw:image xlink:href="Pictures/10000201000002EE000000E74BEB6A156D1ACF50.png" xlink:type="simple" xlink:show="embed" xlink:actuate="onLoad"/>
      </draw:fram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Mpr10" draw:layer="backgroundobjects" svg:width="20cm" svg:height="3.2cm" svg:x="4.6cm" svg:y="0.8cm" presentation:class="title">
        <draw:text-box>
          <text:p>Format des Titeltextes durch Klicken bearbeiten</text:p>
        </draw:text-box>
      </draw:frame>
      <draw:frame presentation:style-name="Mpr11" draw:layer="backgroundobjects" svg:width="24.599cm" svg:height="11.093cm" svg:x="2cm" svg:y="6cm" presentation:class="outline">
        <draw:text-box>
          <text:list text:style-name="ML5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2" draw:layer="backgroundobjects" svg:width="5.4cm" svg:height="1.448cm" svg:x="1.4cm" svg:y="19.131cm" presentation:class="date-time">
        <draw:text-box>
          <text:p text:style-name="MP11"><text:span text:style-name="MT4"><presentation:date-time/></text:span></text:p>
        </draw:text-box>
      </draw:frame>
      <draw:frame presentation:style-name="Mpr12" draw:text-style-name="MP14" draw:layer="backgroundobjects" svg:width="7cm" svg:height="1.448cm" svg:x="8cm" svg:y="19.131cm" presentation:class="footer">
        <draw:text-box>
          <text:p text:style-name="MP13"><text:span text:style-name="MT4"><presentation:footer/></text:span></text:p>
        </draw:text-box>
      </draw:frame>
      <draw:frame presentation:style-name="Mpr12" draw:text-style-name="MP16" draw:layer="backgroundobjects" svg:width="5.8cm" svg:height="1.448cm" svg:x="15.8cm" svg:y="19.131cm" presentation:class="page-number">
        <draw:text-box>
          <text:p text:style-name="MP15"><text:span text:style-name="MT4"><text:page-number>&lt;number&gt;</text:page-number></text:span><text:span text:style-name="MT4"><text:s/>/ </text:span><text:span text:style-name="MT4"><text:page-count>21</text:page-count></text:span></text:p>
        </draw:text-box>
      </draw:frame>
      <draw:custom-shape presentation:style-name="Mpr13" draw:text-style-name="MP17" draw:layer="backgroundobjects" svg:width="24.6cm" svg:height="0.8cm" svg:x="0cm" svg:y="0cm">
        <text:p/>
        <draw:enhanced-geometry svg:viewBox="0 0 21600 21600" draw:type="rectangle" draw:enhanced-path="M 0 0 L 21600 0 21600 21600 0 21600 0 0 Z N"/>
      </draw:custom-shape>
      <draw:frame draw:style-name="Mgr6" draw:text-style-name="MP18" draw:layer="backgroundobjects" svg:width="3.23cm" svg:height="3.23cm" svg:x="1.37cm" svg:y="1.2cm">
        <draw:image xlink:href="Pictures/10000F7900000B0F00000B0F80EB8F50333DD8F6.svg" xlink:type="simple" xlink:show="embed" xlink:actuate="onLoad">
          <text:p/>
        </draw:image>
        <draw:image xlink:href="Pictures/100002010000006B0000006B08DC9323EBD397D3.png" xlink:type="simple" xlink:show="embed" xlink:actuate="onLoad"/>
      </draw:frame>
      <draw:custom-shape draw:name="Rechteck 23" draw:style-name="Mgr3" draw:text-style-name="MP7" draw:layer="backgroundobjects" svg:width="0.498cm" svg:height="2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4" draw:text-style-name="MP9" draw:layer="backgroundobjects" svg:width="18.15cm" svg:height="0.674cm" draw:transform="rotate (1.5707963267949) translate (-0.079cm 21cm)">
        <text:p text:style-name="MP8"><text:span text:style-name="MT3">© Funkwerk A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7" draw:style-name="Mgr5" draw:text-style-name="MP10" draw:layer="backgroundobjects" svg:width="4.541cm" svg:height="1.399cm" svg:x="22.401cm" svg:y="18.801cm">
        <draw:image xlink:href="Pictures/1000105400004D7B000017E949D0B3348B24F2F2.wmf" xlink:type="simple" xlink:show="embed" xlink:actuate="onLoad">
          <text:p/>
        </draw:image>
        <draw:image xlink:href="Pictures/10000201000002EE000000E74BEB6A156D1ACF50.png" xlink:type="simple" xlink:show="embed" xlink:actuate="onLoad"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2" draw:layer="backgroundobjects" svg:width="9.113cm" svg:height="1.484cm" svg:x="0cm" svg:y="0cm" presentation:class="header">
          <draw:text-box>
            <text:p text:style-name="MP11"><text:span text:style-name="MT4"><presentation:header/></text:span></text:p>
          </draw:text-box>
        </draw:frame>
        <draw:frame presentation:style-name="Mpr14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5" draw:text-style-name="MP12" draw:layer="backgroundobjects" svg:width="9.113cm" svg:height="1.484cm" svg:x="0cm" svg:y="28.215cm" presentation:class="footer">
          <draw:text-box>
            <text:p text:style-name="MP11"><text:span text:style-name="MT4"><presentation:footer/></text:span></text:p>
          </draw:text-box>
        </draw:frame>
        <draw:frame presentation:style-name="Mpr15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11:47:27.264498309</meta:creation-date>
    <meta:editing-duration>PT21H43M39S</meta:editing-duration>
    <meta:editing-cycles>41</meta:editing-cycles>
    <meta:generator>LibreOffice/6.0.7.3.0$Linux_X86_64 LibreOffice_project/00m0$Build-3</meta:generator>
    <dc:title>Impress</dc:title>
    <dc:date>2019-05-09T09:22:34.510476150</dc:date>
    <meta:document-statistic meta:object-count="168"/>
  </office:meta>
</office:document-meta>
</file>